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First_20_Page">
      <style:table-properties style:width="17.595cm" fo:margin-left="0cm" style:page-number="auto" table:align="left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11.88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1" text:outline-level="1">FICHE DE LIAISON ANESTHÉSIE</text:h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B2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2" office:value-type="string">
            <text:p text:style-name="Standard">Date souhaitée de la chirurgie :</text:p>
          </table:table-cell>
          <table:table-cell table:style-name="Table1.B2" office:value-type="string">
            <text:p text:style-name="Standard"><text:text-input text:description="&lt;o.wd&gt;">&lt;o.wd&gt;</text:text-input></text:p>
          </table:table-cell>
        </table:table-row>
        <table:table-row>
          <table:table-cell table:style-name="Table1.A2" office:value-type="string">
            <text:p text:style-name="Standard">Type de chirurgie :</text:p>
          </table:table-cell>
          <table:table-cell table:style-name="Table1.B2" office:value-type="string">
            <text:p text:style-name="Standard"><text:text-input text:description="&lt;o.procedure_type_id.name&gt;">&lt;o.procedure_type_id.name&gt;</text:text-input></text:p>
          </table:table-cell>
        </table:table-row>
        <table:table-row>
          <table:table-cell table:style-name="Table1.A2" office:value-type="string">
            <text:p text:style-name="Standard">Oeil :</text:p>
          </table:table-cell>
          <table:table-cell table:style-name="Table1.B2" office:value-type="string">
            <text:p text:style-name="Standard"><text:text-input text:description="&lt;o.odg&gt;">&lt;o.odg&gt;</text:text-input><text:text-input text:description="&lt;if test=&quot;o.snd_eye&quot;&gt;">&lt;if test="o.snd_eye"&gt;</text:text-input> (2ème œil)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Standard">Type d'anesthésie :</text:p>
          </table:table-cell>
          <table:table-cell table:style-name="Table1.B2" office:value-type="string">
            <text:p text:style-name="Standard"><text:text-input text:description="&lt;o.anesthesia_type_id.name&gt;">&lt;o.anesthesia_type_id.name&gt;</text:text-input></text:p>
          </table:table-cell>
        </table:table-row>
        <table:table-row>
          <table:table-cell table:style-name="Table1.A2" office:value-type="string">
            <text:p text:style-name="Standard">Hospitalisation :</text:p>
          </table:table-cell>
          <table:table-cell table:style-name="Table1.B2" office:value-type="string">
            <text:p text:style-name="Standard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Standard">Dilatation :</text:p>
          </table:table-cell>
          <table:table-cell table:style-name="Table1.B2" office:value-type="string">
            <text:p text:style-name="Standard"><text:text-input text:description="&lt;o.procedure_type_id.dilatation&gt;">&lt;o.procedure_type_id.dilatation&gt;</text:text-input></text:p>
          </table:table-cell>
        </table:table-row>
      </table:table>
      <text:p text:style-name="Standard"/>
      <text:p text:style-name="Standard"><text:text-input text:description="&lt;choose&gt;">&lt;chose&gt;</text:text-input></text:p>
      <text:p text:style-name="Standard"><text:text-input text:description="&lt;when test=&quot;o.procedure_type_id.name=='Injection intravitréenne'&quot;&gt;">&lt;when test='o.procedure_type_id.name=='Injection intravitréenne'&gt;</text:text-input></text:p>
      <text:p text:style-name="Standard">FICHE DE LIAISON AMBU</text:p>
      <text:p text:style-name="Standard"><text:text-input text:description="&lt;/when&gt;">&lt;/when&gt;</text:text-input></text:p>
      <text:p text:style-name="Standard"><text:text-input text:description="&lt;otherwise&gt;">&lt;otherwise&gt;</text:text-input></text:p>
      <text:p text:style-name="Standard">ON MET AUTRE CHOSE</text:p>
      <text:p text:style-name="Standard"><text:text-input text:description="&lt;/otherwise&gt;">&lt;/otherwise&gt;</text:text-input></text:p>
      <text:p text:style-name="Standard"><text:text-input text:description="&lt;/choose&gt;">&lt;/choose&gt;</text:text-input></text:p>
      <text:p text:style-name="Standard"/>
      <text:p text:style-name="Standard"/>
      <text:p text:style-name="Standard">faudra faire sur inpatient_type_id.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4-05-12T10:52:45</dc:date>
    <meta:editing-duration>PT1H38M33S</meta:editing-duration>
    <meta:editing-cycles>40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4" meta:word-count="60" meta:character-count="594" meta:non-whitespace-character-count="558"/>
  </office:meta>
</office:document-meta>
</file>